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aafd" officeooo:paragraph-rsid="0001aaf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JAVA PL2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7:32:24.032193717</meta:creation-date>
    <dc:date>2024-04-22T17:32:52.521036596</dc:date>
    <meta:editing-duration>PT34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24.2.2.2$Linux_X86_64 LibreOffice_project/420$Build-2</meta:generator>
  </office:meta>
</office:document-meta>
</file>